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Helvetica, sans-serif"/>
    <style:font-face style:name="Helvetica" svg:font-family="Helvetica, Arial, sans-serif"/>
    <style:font-face style:name="arial" svg:font-family="arial, sans-serif-light, sans-serif"/>
    <style:font-face style:name="museo-sans" svg:font-family="museo-sans, arial, helvetica, 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line-height="115%" fo:text-align="center" style:justify-single-word="false" fo:orphans="2" fo:widows="2" fo:text-indent="0cm" style:auto-text-indent="false"/>
      <style:text-properties fo:font-variant="normal" fo:text-transform="none" fo:color="#222222" style:font-name="Arial" fo:font-size="12pt" fo:letter-spacing="normal" fo:font-style="normal" fo:font-weight="bold" officeooo:paragraph-rsid="001fe14b" style:font-weight-asian="bold" style:font-weight-complex="bold"/>
    </style:style>
    <style:style style:name="P2" style:family="paragraph" style:parent-style-name="Standard">
      <style:paragraph-properties fo:line-height="150%" fo:text-align="justify" style:justify-single-word="false"/>
      <style:text-properties officeooo:paragraph-rsid="0021a7cf"/>
    </style:style>
    <style:style style:name="T1" style:family="text">
      <style:text-properties fo:font-variant="normal" fo:text-transform="none" style:font-name="arial" fo:font-size="22.5pt" fo:letter-spacing="normal" fo:font-style="normal" fo:font-weight="normal"/>
    </style:style>
    <style:style style:name="T2" style:family="text">
      <style:text-properties fo:font-variant="normal" fo:text-transform="none" style:font-name="Arial" fo:font-size="12pt" fo:letter-spacing="normal" fo:font-style="normal" fo:font-weight="normal" officeooo:rsid="0021a7cf" style:font-size-asian="12pt" style:font-size-complex="12pt"/>
    </style:style>
    <style:style style:name="T3" style:family="text">
      <style:text-properties fo:font-variant="normal" fo:text-transform="none" fo:color="#333333" style:font-name="Arial" fo:font-size="12pt" fo:letter-spacing="normal" fo:font-style="normal" fo:font-weight="normal" officeooo:rsid="0021a7cf" style:font-size-asian="12pt" style:font-size-complex="12pt"/>
    </style:style>
    <style:style style:name="T4" style:family="text">
      <style:text-properties fo:font-variant="normal" fo:text-transform="none" fo:color="#333333" style:font-name="Helvetica" fo:font-size="13.5pt" fo:letter-spacing="normal" fo:font-style="normal" fo:font-weight="normal" officeooo:rsid="0021a7cf" style:font-size-asian="12pt" style:font-size-complex="12pt"/>
    </style:style>
    <style:style style:name="T5" style:family="text">
      <style:text-properties style:font-name="Arial" fo:font-size="12pt" style:font-size-asian="12pt" style:font-size-complex="12pt"/>
    </style:style>
    <style:style style:name="T6" style:family="text">
      <style:text-properties style:font-name="Arial" fo:font-size="12pt" officeooo:rsid="0021a7cf" style:font-size-asian="12pt" style:font-size-complex="12pt"/>
    </style:style>
    <style:style style:name="T7" style:family="text">
      <style:text-properties style:font-name="Arial" fo:font-size="12pt" officeooo:rsid="00234d77" style:font-size-asian="12pt" style:font-size-complex="12pt"/>
    </style:style>
    <style:style style:name="T8" style:family="text">
      <style:text-properties officeooo:rsid="0021a7cf"/>
    </style:style>
    <style:style style:name="T9" style:family="text">
      <style:text-properties style:font-name="Arial"/>
    </style:style>
    <style:style style:name="T10" style:family="text">
      <style:text-properties fo:color="#7e7e7e" style:font-name="Arial" fo:font-size="12pt" fo:letter-spacing="normal" fo:font-style="italic" fo:font-weight="normal" officeooo:rsid="0021a7cf" style:font-size-asian="12pt" style:font-size-complex="12pt"/>
    </style:style>
    <style:style style:name="T11" style:family="text">
      <style:text-properties fo:color="#7e7e7e" style:font-name="museo-sans" fo:font-size="13.5pt" fo:letter-spacing="normal" fo:font-style="italic" fo:font-weight="normal" officeooo:rsid="0021a7cf" style:font-size-asian="12pt" style:font-size-complex="12pt"/>
    </style:style>
    <style:style style:name="T12" style:family="text">
      <style:text-properties officeooo:rsid="00234d7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educação abre caminhos para jovens</text:p>
      <text:p text:style-name="P2"><text:span text:style-name="T9">Segundo o filósofo Immanuel Kant, “O homem não é nada além daquilo que a educação faz dele”. Os caminhos proporcionados pela educação são o diferencial para os jovens </text:span><text:span text:style-name="T6">estudantes</text:span><text:span text:style-name="T9"> no mercado de trabalho competitivo, destacando-os em uma possível vaga de emprego. Apesar disso, ela não é presente o bastante na vida de algumas pessoas devido a inúmeros motivos.</text:span><text:span text:style-name="T5"><text:line-break/>Há locais que possuem certa carência quando se trata de educação, pois não existem escolas com vagas para os que necessitam ou elas estão em situações precárias nos locais desprovidos da atenção necessária do governo para melhorar suas situações. Ainda assim, algumas instituições, mesmo não provendo de recursos adequados, encontram maneiras de aumentar as chances dos seus alunos e incentivá-los a estudar mais.<text:line-break/>Em áreas mais desenvolvidas, há várias ferramentas tecnológicas para os estudantes, assim como professores capacitados para auxiliar e ensinar os jovens. Além do que lhe é oferecido, o aluno deve ter vontade de aprender e focar nos seus objetivos para se tornar um excelente profissional, gerando para si mesmo, diversas possibilidades através da sua boa formação, </text:span><text:span text:style-name="T6">pois como o Padre Antônio Vieira disse uma boa formação ter</text:span><text:span text:style-name="T7">á</text:span><text:span text:style-name="T6"> valor em qualquer lugar.</text:span><text:span text:style-name="T5"><text:line-break/>Infere-se, portanto, que as oportunidades geradas pela educação tornam o estudante apto para o mercado de trabalho competitivo, se ele for uma pessoa esforçada em conseguir realizar seus objetivos. Além disso vê-se que o Estado deveria melhorar as condições de instituições que necessitam de sua atenção, aumentando dessa maneira a chance dos estudantes.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Helvetica, sans-serif"/>
    <style:font-face style:name="Helvetica" svg:font-family="Helvetica, Arial, sans-serif"/>
    <style:font-face style:name="arial" svg:font-family="arial, sans-serif-light, sans-serif"/>
    <style:font-face style:name="museo-sans" svg:font-family="museo-sans, arial, helvetica, 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8-24T21:12:02.925000000</meta:creation-date>
    <dc:date>2020-08-24T21:51:22.357000000</dc:date>
    <meta:editing-duration>PT2M10S</meta:editing-duration>
    <meta:editing-cycles>2</meta:editing-cycles>
    <meta:generator>LibreOffice/6.4.5.2$Windows_X86_64 LibreOffice_project/a726b36747cf2001e06b58ad5db1aa3a9a1872d6</meta:generator>
    <meta:document-statistic meta:table-count="0" meta:image-count="0" meta:object-count="0" meta:page-count="1" meta:paragraph-count="2" meta:word-count="251" meta:character-count="1615" meta:non-whitespace-character-count="1365"/>
  </office:meta>
</office:document-meta>
</file>